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0352" officeooo:paragraph-rsid="001a0352"/>
    </style:style>
    <style:style style:name="P2" style:family="paragraph" style:parent-style-name="Standard">
      <style:text-properties fo:font-weight="bold" officeooo:rsid="00240f40" officeooo:paragraph-rsid="00240f40" style:font-weight-asian="bold" style:font-weight-complex="bold"/>
    </style:style>
    <style:style style:name="P3" style:family="paragraph" style:parent-style-name="Standard" style:list-style-name="L1">
      <style:text-properties officeooo:rsid="001a0352" officeooo:paragraph-rsid="001a0352"/>
    </style:style>
    <style:style style:name="P4" style:family="paragraph" style:parent-style-name="Standard" style:list-style-name="L1">
      <style:text-properties officeooo:rsid="001ab99e" officeooo:paragraph-rsid="001ab99e"/>
    </style:style>
    <style:style style:name="P5" style:family="paragraph" style:parent-style-name="Standard" style:list-style-name="L2">
      <style:text-properties fo:font-weight="normal" officeooo:rsid="00240f40" officeooo:paragraph-rsid="00240f40" style:font-weight-asian="normal" style:font-weight-complex="normal"/>
    </style:style>
    <style:style style:name="T1" style:family="text">
      <style:text-properties officeooo:rsid="001ab99e"/>
    </style:style>
    <style:style style:name="T2" style:family="text">
      <style:text-properties officeooo:rsid="001c7908"/>
    </style:style>
    <style:style style:name="T3" style:family="text">
      <style:text-properties fo:font-weight="normal" style:font-weight-asian="normal" style:font-weight-complex="normal"/>
    </style:style>
    <style:style style:name="T4" style:family="text">
      <style:text-properties officeooo:rsid="001d9d4e"/>
    </style:style>
    <style:style style:name="T5" style:family="text">
      <style:text-properties officeooo:rsid="001ec5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8127338" text:style-name="L1">
        <text:list-item>
          <text:p text:style-name="P3">Can we predict final grade of the students ?<text:line-break/>Yes, it is a <text:span text:style-name="T4">multi class </text:span>classification problem. We can use various techniques <text:span text:style-name="T5">like decision tree or NBC</text:span><text:line-break/></text:p>
        </text:list-item>
        <text:list-item>
          <text:p text:style-name="P3">Which attributes contribute towards the final grades? Justify you answer using data<text:line-break/>Can be found by using the decrease in information entropy when we partition along the various attriutes. If gain is negligible, then that attribute is not contributing to the final grade significantly<text:line-break/></text:p>
        </text:list-item>
        <text:list-item>
          <text:p text:style-name="P3"><text:span text:style-name="T3">Is PCA a good choice for dimensionality reduction?</text:span><text:line-break/> <text:span text:style-name="T1">It’s a bad choice, regardless of context.<text:line-break/>Cons of pca</text:span></text:p>
          <text:list>
            <text:list-item>
              <text:p text:style-name="P4">Tends to find linear correlations between variables<text:line-break/>eg. Say there length in inches, and length in cm, then after normalisation (by range) these two will have the same variance, so if the variance, both of these attributes will get selected before some variable which is actually useful</text:p>
            </text:list-item>
            <text:list-item>
              <text:p text:style-name="P4">PCA does blind reduction without looking at class labels or understanding the semantics of the problem. So if there is some irrelevant attribute that has high variance, it will be chosen over relvant attributes with lower variance.</text:p>
            </text:list-item>
          </text:list>
        </text:list-item>
        <text:list-item>
          <text:p text:style-name="P3">Is there a causality relationship between attributes?<text:line-break/><text:span text:style-name="T2">Being domain experts, we are confident that there is significant positive correlation between CGPA and attributes like midsem grades, attendeance and midsem collection.</text:span></text:p>
        </text:list-item>
      </text:list>
      <text:p text:style-name="P1"/>
      <text:p text:style-name="P1"/>
      <text:p text:style-name="P2">Decision Tree stuff</text:p>
      <text:list xml:id="list3982309608" text:style-name="L2">
        <text:list-item>
          <text:p text:style-name="P5">Have to remove CGPA column cause of too many missing values. </text:p>
        </text:list-item>
        <text:list-item>
          <text:p text:style-name="P5">Midsem marks is discretised. (divided by 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1:51:41.869104501</meta:creation-date>
    <meta:generator>LibreOffice/6.0.6.2$Linux_X86_64 LibreOffice_project/00m0$Build-2</meta:generator>
    <dc:date>2018-10-26T14:57:20.478647955</dc:date>
    <meta:editing-duration>P1DT38M57S</meta:editing-duration>
    <meta:editing-cycles>5</meta:editing-cycles>
    <meta:document-statistic meta:table-count="0" meta:image-count="0" meta:object-count="0" meta:page-count="1" meta:paragraph-count="9" meta:word-count="232" meta:character-count="1415" meta:non-whitespace-character-count="1196"/>
  </office:meta>
</office:document-meta>
</file>